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E000001FE8DCC0E38AEE1C5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otted" svg:stroke-width="0.159cm" svg:stroke-color="#ff3333" draw:marker-start-width="0.438cm" draw:marker-end-width="0.438cm" draw:fill="solid" draw:fill-color="#ffffff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3.85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3.0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878cm"/>
    </style:style>
    <style:style style:name="gr6" style:family="graphic" style:parent-style-name="standard">
      <style:graphic-properties draw:stroke="none" draw:fill="none" fo:min-height="1.10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-color="#ffffff" draw:opacity="100%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7.995cm" svg:height="5.136cm" svg:x="2.576cm" svg:y="0.6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0.508cm" svg:y1="6.858cm" svg:x2="34.798cm" svg:y2="6.858cm">
          <text:p/>
        </draw:line>
        <draw:custom-shape draw:style-name="gr1" draw:text-style-name="P1" draw:layer="layout" svg:width="27.995cm" svg:height="9.144cm" svg:x="2.576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4.35cm" svg:height="0.962cm" draw:transform="rotate (1.58824961931484) translate (31.543cm 5.509cm)">
          <draw:text-box>
            <text:p><text:span text:style-name="T1">Unprivileged</text:span></text:p>
          </draw:text-box>
        </draw:frame>
        <draw:frame draw:style-name="gr4" draw:text-style-name="P3" draw:layer="layout" svg:width="3.537cm" svg:height="0.962cm" draw:transform="rotate (1.58824961931484) translate (31.536cm 14.12cm)">
          <draw:text-box>
            <text:p><text:span text:style-name="T1">Privileged</text:span></text:p>
          </draw:text-box>
        </draw:frame>
        <draw:frame draw:style-name="gr5" draw:text-style-name="P5" draw:layer="layout" svg:width="10.378cm" svg:height="1.204cm" svg:x="11.639cm" svg:y="1.016cm">
          <draw:text-box>
            <text:p text:style-name="P4"><text:span text:style-name="T2">Guest OS + Applications</text:span></text:p>
          </draw:text-box>
        </draw:frame>
        <draw:frame draw:style-name="gr6" draw:text-style-name="P6" draw:layer="layout" svg:width="11.902cm" svg:height="1.356cm" svg:x="10.922cm" svg:y="14.986cm">
          <draw:text-box>
            <text:p text:style-name="P4"><text:span text:style-name="T3">Virtual Machine Monitor</text:span></text:p>
          </draw:text-box>
        </draw:frame>
        <draw:frame draw:style-name="gr7" draw:text-style-name="P7" draw:layer="layout" svg:width="4.064cm" svg:height="3.176cm" svg:x="14.224cm" svg:y="2.158cm">
          <draw:image xlink:href="Pictures/10000000000001AE000001FE8DCC0E38AEE1C514.png" xlink:type="simple" xlink:show="embed" xlink:actuate="onLoad">
            <text:p/>
          </draw:image>
        </draw:frame>
        <draw:custom-shape draw:style-name="gr8" draw:text-style-name="P8" draw:layer="layout" svg:width="5.842cm" svg:height="2.794cm" svg:x="4.826cm" svg:y="10.922cm">
          <text:p text:style-name="P4"><text:span text:style-name="T1">MMU Em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42cm" svg:height="2.794cm" svg:x="13.463cm" svg:y="10.922cm">
          <text:p text:style-name="P4"><text:span text:style-name="T1">CPU Emul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842cm" svg:height="2.794cm" svg:x="22.098cm" svg:y="10.922cm">
          <text:p text:style-name="P4"><text:span text:style-name="T1">IRQ Emul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5.588cm" svg:height="5.241cm" svg:x="13.527cm" svg:y="5.427cm">
          <text:p text:style-name="P4">Privileged</text:p>
          <text:p text:style-name="P4">Instruction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5.588cm" svg:height="5.241cm" svg:x="22.228cm" svg:y="5.427cm">
          <text:p text:style-name="P4">vIRQ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5.588cm" svg:height="5.241cm" svg:x="4.928cm" svg:y="5.427cm">
          <text:p text:style-name="P4">Page </text:p>
          <text:p text:style-name="P4">Fault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2-16T12:37:33.121006212</dc:date>
    <meta:editing-duration>PT36M30S</meta:editing-duration>
    <meta:editing-cycles>29</meta:editing-cycles>
    <meta:generator>LibreOffice/5.1.4.2$Linux_X86_64 LibreOffice_project/10m0$Build-2</meta:generator>
    <meta:document-statistic meta:object-count="37"/>
  </office:meta>
</office:document-meta>
</file>